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 style:list-style-name="L1">
      <style:text-properties fo:font-size="12pt" style:font-size-asian="12pt" style:font-size-complex="12pt"/>
    </style:style>
    <style:style style:name="P4" style:family="paragraph" style:parent-style-name="Text_20_body" style:list-style-name="L2">
      <style:text-properties fo:font-size="12pt" style:font-size-asian="12pt" style:font-size-complex="12pt"/>
    </style:style>
    <style:style style:name="P5" style:family="paragraph" style:parent-style-name="Text_20_body" style:list-style-name="L3">
      <style:text-properties fo:font-size="12pt" style:font-size-asian="12pt" style:font-size-complex="12pt"/>
    </style:style>
    <style:style style:name="P6" style:family="paragraph" style:parent-style-name="Text_20_body" style:list-style-name="L5">
      <style:text-properties fo:font-size="12pt" style:font-size-asian="12pt" style:font-size-complex="12pt"/>
    </style:style>
    <style:style style:name="P7" style:family="paragraph" style:parent-style-name="Text_20_body" style:list-style-name="L8">
      <style:text-properties fo:font-size="12pt" style:font-size-asian="12pt" style:font-size-complex="12pt"/>
    </style:style>
    <style:style style:name="P8" style:family="paragraph" style:parent-style-name="Text_20_body" style:list-style-name="L9">
      <style:text-properties fo:font-size="12pt" style:font-size-asian="12pt" style:font-size-complex="12pt"/>
    </style:style>
    <style:style style:name="P9" style:family="paragraph" style:parent-style-name="Text_20_body" style:list-style-name="L8"/>
    <style:style style:name="T1" style:family="text">
      <style:text-properties fo:font-size="12pt"/>
    </style:style>
    <style:style style:name="T2" style:family="text">
      <style:text-properties style:font-size-asian="12pt"/>
    </style:style>
    <style:style style:name="T3" style:family="text">
      <style:text-properties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Agenda</text:h>
      <text:p text:style-name="P2">Location: HC</text:p>
      <text:p text:style-name="P2">Date: 31/3 - 2011</text:p>
      <text:p text:style-name="P2">Time:13.32</text:p>
      <text:p text:style-name="P2">Facilitator: Anton Lin</text:p>
      <text:p text:style-name="P2">Participants: Boel, Anton, Jennifer, Robert</text:p>
      <text:list xml:id="list35469231" text:style-name="L1">
        <text:list-item>
          <text:p text:style-name="P3">Objectives</text:p>
        </text:list-item>
      </text:list>
      <text:list xml:id="list35470071" text:style-name="L2">
        <text:list-item>
          <text:p text:style-name="P4">Make a sequence diagram</text:p>
        </text:list-item>
        <text:list-item>
          <text:p text:style-name="P4">Make a class diagram</text:p>
        </text:list-item>
        <text:list-item>
          <text:p text:style-name="P4">Complete usecase flow</text:p>
        </text:list-item>
        <text:list-item>
          <text:p text:style-name="P4">Start programming</text:p>
        </text:list-item>
      </text:list>
      <text:list xml:id="list35495216" text:continue-list="list35469231" text:style-name="L1">
        <text:list-item>
          <text:p text:style-name="P3">Reports</text:p>
        </text:list-item>
      </text:list>
      <text:list xml:id="list35459158" text:style-name="L3">
        <text:list-item>
          <text:p text:style-name="P5">Almost completed Usecases</text:p>
        </text:list-item>
        <text:list-item>
          <text:p text:style-name="P5">RAD functional requirements done</text:p>
        </text:list-item>
        <text:list-item>
          <text:p text:style-name="P5">UML usecase diagram</text:p>
        </text:list-item>
        <text:list-item>
          <text:p text:style-name="P5">GUI mockup completed</text:p>
        </text:list-item>
      </text:list>
      <text:list xml:id="list35473416" text:continue-list="list35495216" text:style-name="L1">
        <text:list-header>
          <text:p text:style-name="P3">From previous meetings, solved issues, e. t. c. , see 4</text:p>
        </text:list-header>
        <text:list-item>
          <text:p text:style-name="P3">Discussion items</text:p>
        </text:list-item>
      </text:list>
      <text:list xml:id="list35477829" text:style-name="L5">
        <text:list-item>
          <text:p text:style-name="P6">Running usecase</text:p>
        </text:list-item>
        <text:list-item>
          <text:p text:style-name="P6">Which graphics engine to use</text:p>
        </text:list-item>
      </text:list>
      <text:list xml:id="list35465908" text:continue-list="list35473416" text:style-name="L1">
        <text:list-item>
          <text:p text:style-name="P3">Outcomes and assignments</text:p>
        </text:list-item>
      </text:list>
      <text:list xml:id="list35477028" text:style-name="L8">
        <text:list-item>
          <text:p text:style-name="P7">Decided that the GUI should be fully functional and you should be able to add component to workspace.</text:p>
        </text:list-item>
        <text:list-item>
          <text:p text:style-name="P9">Test Jung Graphics for Java this coming weekend, see if it's suited for our application.</text:p>
        </text:list-item>
      </text:list>
      <text:list xml:id="list35493574" text:continue-list="list35465908" text:style-name="L1">
        <text:list-item>
          <text:p text:style-name="P3">Wrap up</text:p>
        </text:list-item>
      </text:list>
      <text:list xml:id="list35484255" text:style-name="L9">
        <text:list-item>
          <text:p text:style-name="P8">Decide if we should use Jung as graphics motor for our application.</text:p>
        </text:list-item>
        <text:list-item>
          <text:p text:style-name="P8">Next meeting tuesday 5/4-201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35:41</meta:creation-date>
    <dc:date>2011-05-22T15:35:45.51</dc:date>
    <meta:editing-cycles>10</meta:editing-cycles>
    <meta:editing-duration>PT40M55S</meta:editing-duration>
    <dc:creator>Robert Kaufmann</dc:creator>
    <meta:document-statistic meta:table-count="0" meta:image-count="0" meta:object-count="0" meta:page-count="1" meta:paragraph-count="26" meta:word-count="138" meta:character-count="769"/>
    <meta:user-defined meta:name="Info 1"/>
    <meta:user-defined meta:name="Info 2"/>
    <meta:user-defined meta:name="Info 3"/>
    <meta:user-defined meta:name="Info 4"/>
  </office:meta>
</office:document-meta>
</file>